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4.3cm"/>
    </style:style>
    <style:style style:name="gr2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cm" svg:height="5cm" svg:x="7.9cm" svg:y="1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5cm" svg:height="1cm" svg:x="6.3cm" svg:y="17.2cm">
          <draw:text-box>
            <text:p>0,0</text:p>
          </draw:text-box>
        </draw:frame>
        <draw:frame draw:style-name="gr2" draw:text-style-name="P2" draw:layer="layout" svg:width="1.4cm" svg:height="1cm" svg:x="12.7cm" svg:y="10.9cm">
          <draw:text-box>
            <text:p>3,3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4T21:53:44.873458442</meta:creation-date>
    <dc:date>2022-04-24T21:58:20.147961002</dc:date>
    <meta:editing-duration>PT4M35S</meta:editing-duration>
    <meta:editing-cycles>1</meta:editing-cycles>
    <meta:document-statistic meta:object-count="3"/>
    <meta:generator>LibreOffice/6.4.7.2$Linux_X86_64 LibreOffice_project/40$Build-2</meta:generator>
  </office:meta>
</office:document-meta>
</file>